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StarSymbol" svg:font-family="StarSymbol"/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563in" fo:margin-left="-0.075in" fo:margin-right="0.1111in" table:align="margins" style:writing-mode="lr-tb"/>
    </style:style>
    <style:style style:name="Table2.A" style:family="table-column">
      <style:table-column-properties style:column-width="3.325in" style:rel-column-width="4788*"/>
    </style:style>
    <style:style style:name="Table2.B" style:family="table-column">
      <style:table-column-properties style:column-width="3.3313in" style:rel-column-width="479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Brödtext" style:list-style-name="WWNum1">
      <style:text-properties fo:background-color="transparent"/>
    </style:style>
    <style:style style:name="P3" style:family="paragraph" style:parent-style-name="Rubrik_20_1" style:master-page-name="Standard">
      <style:paragraph-properties fo:margin-top="0.1665in" fo:margin-bottom="0.0835in" style:page-number="auto"/>
    </style:style>
    <style:style style:name="T1" style:family="text">
      <style:text-properties style:font-name-asian="Nimbus Sans 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se case: Fire Spreading</text:span></text:p>
      <text:p text:style-name="Brödtext">Short description: Fire from an exploded bomb is spreading</text:p>
      <text:p text:style-name="Brödtext">Priority: High</text:p>
      <text:p text:style-name="Brödtext">Extends or Includes: UC Fire Spreading comes cronologically right after UC Explode Bomb</text:p>
      <text:p text:style-name="Brödtext">Participating actors</text:p>
      <text:list xml:id="list3511493514666736373" text:style-name="WWNum1">
        <text:list-item>
          <text:p text:style-name="P2">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exploded bomb turns into fire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firePower value is retrieved from player 1 (the player who put out the bomb that is)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n each direction (up, down, left and right) of the bomb a row of tiles are being turned into fire tiles. The number of tiles in the row that gets turned into fire equals the value of the firePower plus 1 (since the bombs should be able to turn one tile in each direction to fire at startup when no extra firePower has been retrieved by the player).</text:p>
          </table:table-cell>
        </table:table-row>
      </table:table>
      <text:p text:style-name="Brödtext"/>
      <text:p text:style-name="Brödtext">Alternate flow: Fire spreading to obstacl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ctor</text:p>
          </table:table-cell>
          <table:table-cell table:style-name="Table2.A1" office:value-type="string">
            <text:p text:style-name="P1">System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The exploded bomb turns into fire.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The firePower value is retrieved from player 1 (the player who put out the bomb that is).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Same procedure happens as in the normal flow of events above except that:</text:p>
            <text:p text:style-name="P1">If fire spreading in a direction reaches an obstacle (Block or Box) it stops spreading further in that direction. If the obstacle is a box the box is turned into fire and destroyed (aka. Turned into an empty tile or an powerItemTile see UC Explode Box). If the obstacle is a block the fire stops spreading right at the tile before the block.</text:p>
          </table:table-cell>
        </table:table-row>
      </table:table>
      <text:p text:style-name="Brödtext"/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StarSymbol" svg:font-family="StarSymbol"/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8S</meta:editing-duration>
    <meta:editing-cycles>29</meta:editing-cycles>
    <meta:generator>OpenOffice.org/3.4$Win32 OpenOffice.org_project/340m1$Build-9590</meta:generator>
    <dc:date>2012-05-21T15:04:51.22</dc:date>
    <meta:document-statistic meta:table-count="2" meta:image-count="0" meta:object-count="0" meta:page-count="1" meta:paragraph-count="21" meta:word-count="241" meta:character-count="1335"/>
    <meta:user-defined meta:name="Info 1"/>
    <meta:user-defined meta:name="Info 2"/>
    <meta:user-defined meta:name="Info 3"/>
    <meta:user-defined meta:name="Info 4"/>
  </office:meta>
</office:document-meta>
</file>